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8.62cm" svg:y="2.27cm">
          <text:p text:style-name="P1"><text:span text:style-name="T1">C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4.81cm" svg:y="4.81cm">
          <text:p text:style-name="P1"><text:span text:style-name="T1">Communication</text:span></text:p>
          <text:p text:style-name="P1"><text:span text:style-name="T1">avec BD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8.62cm" svg:y="4.81cm">
          <text:p text:style-name="P1"><text:span text:style-name="T1">Récupération</text:span></text:p>
          <text:p text:style-name="P1"><text:span text:style-name="T1">flux C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2.43cm" svg:y="4.81cm">
          <text:p text:style-name="P1"><text:span text:style-name="T1">Ajout automatique</text:span></text:p>
          <text:p text:style-name="P1"><text:span text:style-name="T1">en B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89cm" svg:y1="3.54cm" svg:x2="6.08cm" svg:y2="4.81cm" draw:start-shape="id1" draw:start-glue-point="2" draw:end-shape="id2" draw:end-glue-point="0" svg:d="M9890 3540v635h-3810v635" svg:viewBox="0 0 3811 1271">
          <text:p/>
        </draw:connector>
        <draw:connector draw:style-name="gr2" draw:text-style-name="P1" draw:layer="layout" svg:x1="9.89cm" svg:y1="4.81cm" svg:x2="9.89cm" svg:y2="3.54cm" draw:start-shape="id3" draw:start-glue-point="0" draw:end-shape="id1" svg:d="M9890 4810v-1270" svg:viewBox="0 0 1 1271">
          <text:p/>
        </draw:connector>
        <draw:connector draw:style-name="gr2" draw:text-style-name="P1" draw:layer="layout" svg:x1="13.7cm" svg:y1="4.81cm" svg:x2="9.89cm" svg:y2="3.54cm" draw:start-shape="id4" draw:start-glue-point="0" draw:end-shape="id1" draw:end-glue-point="2" svg:d="M13700 4810v-635h-3810v-635" svg:viewBox="0 0 381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1:38.252615019</meta:creation-date>
    <dc:date>2015-05-24T16:43:34.140299721</dc:date>
    <meta:editing-duration>PT1M56S</meta:editing-duration>
    <meta:editing-cycles>1</meta:editing-cycles>
    <meta:document-statistic meta:object-count="7"/>
    <meta:generator>LibreOffice/4.3.7.2$Linux_X86_64 LibreOffice_project/430m0$Build-2</meta:generator>
  </office:meta>
</office:document-meta>
</file>